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52D7319993975DDD.png" manifest:media-type="image/png"/>
  <manifest:file-entry manifest:full-path="Pictures/100080B7000006B8000006B8A6C58DD312C4FC65.svg" manifest:media-type="image/svg+xml"/>
  <manifest:file-entry manifest:full-path="Pictures/10007C72000006B8000006B802EFB962F47B8157.svg" manifest:media-type="image/svg+xml"/>
  <manifest:file-entry manifest:full-path="Pictures/10000201000000410000004111E0040BDE0A1470.png" manifest:media-type="image/png"/>
  <manifest:file-entry manifest:full-path="Pictures/100002010000004100000041D646B2A391F75D3A.png" manifest:media-type="image/png"/>
  <manifest:file-entry manifest:full-path="Pictures/10000201000000410000004187D231A1DFB6E9B0.png" manifest:media-type="image/png"/>
  <manifest:file-entry manifest:full-path="Pictures/100002010000004100000041084DE85E1B242D8A.png" manifest:media-type="image/png"/>
  <manifest:file-entry manifest:full-path="Pictures/100002010000004000000040DCB43D807F975BDC.png" manifest:media-type="image/png"/>
  <manifest:file-entry manifest:full-path="Pictures/10007AC7000006B8000006B8FAE35E967A5F7D0F.svg" manifest:media-type="image/svg+xml"/>
  <manifest:file-entry manifest:full-path="Pictures/100083B4000006B8000006B85838BA2FD7F4D7D8.svg" manifest:media-type="image/svg+xml"/>
  <manifest:file-entry manifest:full-path="Pictures/1000020100000041000000419F041A6C836DD346.png" manifest:media-type="image/png"/>
  <manifest:file-entry manifest:full-path="Pictures/100086C20000069D0000069D1DEC0AD079D66BF1.svg" manifest:media-type="image/svg+xml"/>
  <manifest:file-entry manifest:full-path="Pictures/10000201000000400000004019A0D03FAEFF7D8E.png" manifest:media-type="image/png"/>
  <manifest:file-entry manifest:full-path="Pictures/10007B2D000006B8000006B8D5DBEDCDB47C2FBB.svg" manifest:media-type="image/svg+xml"/>
  <manifest:file-entry manifest:full-path="Pictures/1000020100000040000000401E452A3CD10F95E2.png" manifest:media-type="image/png"/>
  <manifest:file-entry manifest:full-path="Pictures/100083C40000069D0000069DF09967D1A5CBB731.svg" manifest:media-type="image/svg+xml"/>
  <manifest:file-entry manifest:full-path="Pictures/10007BA00000069D0000069D82557C74411AF79F.svg" manifest:media-type="image/svg+xml"/>
  <manifest:file-entry manifest:full-path="Pictures/10007E6E0000069D0000069DAEA7662A7D00B5CA.svg" manifest:media-type="image/svg+xml"/>
  <manifest:file-entry manifest:full-path="Pictures/100002010000004000000040699D074BDE0151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8.75cm" fo:min-width="18.55cm"/>
    </style:style>
    <style:style style:name="gr2" style:family="graphic" style:parent-style-name="objectwithoutfill">
      <style:graphic-properties draw:marker-end="Arrow" draw:marker-end-width="0.3cm" draw:fill="none" draw:textarea-vertical-align="bottom"/>
    </style:style>
    <style:style style:name="gr3" style:family="graphic" style:parent-style-name="standard">
      <style:graphic-properties draw:opacity="100%" draw:opacity-name="Transparency_20_1" draw:textarea-horizontal-align="justify" draw:textarea-vertical-align="top" draw:auto-grow-height="false" fo:min-height="3.687cm" fo:min-width="4.834cm"/>
    </style:style>
    <style:style style:name="gr4" style:family="graphic" style:parent-style-name="standard">
      <style:graphic-properties draw:opacity="100%" draw:opacity-name="Transparency_20_1" draw:textarea-horizontal-align="justify" draw:textarea-vertical-align="middle" draw:auto-grow-height="false" fo:min-height="0.593cm" fo:min-width="0cm"/>
    </style:style>
    <style:style style:name="gr5" style:family="graphic" style:parent-style-name="standard">
      <style:graphic-properties draw:opacity="100%" draw:opacity-name="Transparency_20_1" draw:textarea-horizontal-align="justify" draw:textarea-vertical-align="middle" draw:auto-grow-height="false" fo:min-height="0.454cm" fo:min-width="0cm"/>
    </style:style>
    <style:style style:name="gr6" style:family="graphic" style:parent-style-name="standard">
      <style:graphic-properties draw:fill-color="#5e8ac7" draw:opacity="100%" draw:opacity-name="Transparency_20_1" draw:textarea-horizontal-align="justify" draw:textarea-vertical-align="top" draw:auto-grow-height="false" fo:min-height="6.735cm" fo:min-width="3.324cm"/>
    </style:style>
    <style:style style:name="gr7" style:family="graphic" style:parent-style-name="standard">
      <style:graphic-properties draw:fill-color="#5e8ac7" draw:opacity="100%" draw:opacity-name="Transparency_20_1" draw:textarea-horizontal-align="justify" draw:textarea-vertical-align="middle" draw:auto-grow-height="false" fo:min-height="0.32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top"/>
    </style:style>
    <style:style style:name="gr9" style:family="graphic" style:parent-style-name="standard">
      <style:graphic-properties draw:textarea-vertical-align="middle" draw:auto-grow-height="false" fo:min-height="2.672cm" fo:min-width="1.406cm"/>
    </style:style>
    <style:style style:name="gr10" style:family="graphic" style:parent-style-name="Object_20_with_20_no_20_fill_20_and_20_no_20_line">
      <style:graphic-properties draw:stroke="solid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solid" draw:stroke-dash="Fine_20_Dashed"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1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7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621cm" fo:min-width="8.517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203cm" fo:margin-bottom="0.406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.203cm" fo:margin-bottom="0.406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opacity="100%" draw:opacity-name="Transparency_20_1"/>
      <style:paragraph-properties fo:text-align="center"/>
    </style:style>
    <style:style style:name="P7" style:family="paragraph">
      <loext:graphic-properties draw:fill-color="#5e8ac7" draw:opacity="100%" draw:opacity-name="Transparency_20_1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5cm" svg:height="19cm" svg:x="1.254cm" svg:y="1cm">
          <text:p text:style-name="P1"><text:span text:style-name="T1">FreeCAD Front-Panel Simulation Workbench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24.749cm" svg:y1="10.303cm" svg:x2="20.304cm" svg:y2="9.336cm" draw:start-shape="id1" draw:start-glue-point="3" draw:end-shape="id2" draw:end-glue-point="1" svg:d="M24749 10303c-3333 0-1111-967-4445-967" svg:viewBox="0 0 4446 968">
          <text:p text:style-name="P3"><text:span text:style-name="T2">Grpc requests</text:span></text:p>
        </draw:connector>
        <draw:g>
          <draw:custom-shape draw:style-name="gr3" draw:text-style-name="P6" draw:layer="layout" svg:width="5.334cm" svg:height="3.937cm" svg:x="14.97cm" svg:y="8.493cm">
            <text:p text:style-name="P5">FPSim </text:p>
            <text:p text:style-name="P5">grpc Server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2" draw:id="id2" draw:layer="layout" svg:width="0.184cm" svg:height="0.843cm" svg:x="20.12cm" svg:y="8.9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xml:id="id3" draw:id="id3" draw:layer="layout" svg:width="0.184cm" svg:height="0.704cm" svg:x="20.12cm" svg:y="11.44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7" draw:layer="layout" svg:width="3.824cm" svg:height="6.985cm" svg:x="24.749cm" svg:y="7.223cm">
          <text:p text:style-name="P5">User </text:p>
          <text:p text:style-name="P5">Application</text:p>
          <text:p text:style-name="P5">(python,</text:p>
          <text:p text:style-name="P5"><text:s/>c++, etc )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0.076cm" svg:height="0.573cm" svg:x="24.749cm" svg:y="10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0.076cm" svg:height="0.573cm" svg:x="24.749cm" svg:y="10.841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0.304cm" svg:y1="11.797cm" svg:x2="24.749cm" svg:y2="11.127cm" draw:start-shape="id3" draw:start-glue-point="1" draw:end-shape="id4" draw:end-glue-point="3" svg:d="M20304 11797c3334 0 1112-670 4445-670" svg:viewBox="0 0 4446 671">
          <text:p text:style-name="P5">Grpc answers</text:p>
        </draw:connector>
        <draw:custom-shape draw:style-name="gr9" draw:text-style-name="P5" draw:layer="layout" svg:width="1.905cm" svg:height="2.921cm" svg:x="25.892cm" svg:y="10.525cm">
          <text:p/>
          <draw:enhanced-geometry svg:viewBox="0 0 21600 21600" draw:text-areas="0 0 21600 21600" draw:type="circular-arrow" draw:modifiers="53.063378281669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8" xml:id="id5" draw:id="id5" draw:layer="layout" svg:width="1.719cm" svg:height="1.719cm" svg:x="7.223cm" svg:y="4.81cm">
          <draw:image xlink:href="Pictures/10007AC7000006B8000006B8FAE35E967A5F7D0F.svg" xlink:type="simple" xlink:show="embed" xlink:actuate="onLoad">
            <text:p/>
          </draw:image>
          <draw:image xlink:href="Pictures/100002010000004100000041084DE85E1B242D8A.png" xlink:type="simple" xlink:show="embed" xlink:actuate="onLoad"/>
        </draw:frame>
        <draw:frame draw:style-name="gr11" draw:text-style-name="P8" xml:id="id12" draw:id="id12" draw:layer="layout" svg:width="1.692cm" svg:height="1.692cm" svg:x="7.223cm" svg:y="7.182cm">
          <draw:image xlink:href="Pictures/10007E6E0000069D0000069DAEA7662A7D00B5CA.svg" xlink:type="simple" xlink:show="embed" xlink:actuate="onLoad">
            <text:p/>
          </draw:image>
          <draw:image xlink:href="Pictures/100002010000004000000040DCB43D807F975BDC.png" xlink:type="simple" xlink:show="embed" xlink:actuate="onLoad"/>
        </draw:frame>
        <draw:frame draw:style-name="gr11" draw:text-style-name="P8" xml:id="id7" draw:id="id7" draw:layer="layout" svg:width="1.719cm" svg:height="1.719cm" svg:x="7.223cm" svg:y="9.382cm">
          <draw:image xlink:href="Pictures/10007C72000006B8000006B802EFB962F47B8157.svg" xlink:type="simple" xlink:show="embed" xlink:actuate="onLoad">
            <text:p/>
          </draw:image>
          <draw:image xlink:href="Pictures/10000201000000410000004187D231A1DFB6E9B0.png" xlink:type="simple" xlink:show="embed" xlink:actuate="onLoad"/>
        </draw:frame>
        <draw:frame draw:style-name="gr11" draw:text-style-name="P8" xml:id="id8" draw:id="id8" draw:layer="layout" svg:width="1.719cm" svg:height="1.719cm" svg:x="7.223cm" svg:y="11.473cm">
          <draw:image xlink:href="Pictures/100083B4000006B8000006B85838BA2FD7F4D7D8.svg" xlink:type="simple" xlink:show="embed" xlink:actuate="onLoad">
            <text:p/>
          </draw:image>
          <draw:image xlink:href="Pictures/10000201000000410000004111E0040BDE0A1470.png" xlink:type="simple" xlink:show="embed" xlink:actuate="onLoad"/>
        </draw:frame>
        <draw:frame draw:style-name="gr11" draw:text-style-name="P8" xml:id="id9" draw:id="id9" draw:layer="layout" svg:width="1.692cm" svg:height="1.692cm" svg:x="7.274cm" svg:y="13.532cm">
          <draw:image xlink:href="Pictures/100086C20000069D0000069D1DEC0AD079D66BF1.svg" xlink:type="simple" xlink:show="embed" xlink:actuate="onLoad">
            <text:p/>
          </draw:image>
          <draw:image xlink:href="Pictures/10000201000000400000004019A0D03FAEFF7D8E.png" xlink:type="simple" xlink:show="embed" xlink:actuate="onLoad"/>
        </draw:frame>
        <draw:frame draw:style-name="gr12" draw:text-style-name="P8" draw:layer="layout" svg:width="1.719cm" svg:height="1.719cm" svg:x="15.351cm" svg:y="10.33cm">
          <draw:image xlink:href="Pictures/10007B2D000006B8000006B8D5DBEDCDB47C2FBB.svg" xlink:type="simple" xlink:show="embed" xlink:actuate="onLoad">
            <text:p/>
          </draw:image>
          <draw:image xlink:href="Pictures/100002010000004100000041D646B2A391F75D3A.png" xlink:type="simple" xlink:show="embed" xlink:actuate="onLoad"/>
        </draw:frame>
        <draw:frame draw:style-name="gr12" draw:text-style-name="P8" draw:layer="layout" svg:width="1.692cm" svg:height="1.692cm" svg:x="17.764cm" svg:y="10.357cm">
          <draw:image xlink:href="Pictures/10007BA00000069D0000069D82557C74411AF79F.svg" xlink:type="simple" xlink:show="embed" xlink:actuate="onLoad">
            <text:p/>
          </draw:image>
          <draw:image xlink:href="Pictures/1000020100000040000000401E452A3CD10F95E2.png" xlink:type="simple" xlink:show="embed" xlink:actuate="onLoad"/>
        </draw:frame>
        <draw:frame draw:style-name="gr11" draw:text-style-name="P8" xml:id="id10" draw:id="id10" draw:layer="layout" svg:width="1.692cm" svg:height="1.692cm" svg:x="7.309cm" svg:y="15.564cm">
          <draw:image xlink:href="Pictures/100083C40000069D0000069DF09967D1A5CBB731.svg" xlink:type="simple" xlink:show="embed" xlink:actuate="onLoad">
            <text:p/>
          </draw:image>
          <draw:image xlink:href="Pictures/100002010000004000000040699D074BDE015197.png" xlink:type="simple" xlink:show="embed" xlink:actuate="onLoad"/>
        </draw:frame>
        <draw:frame draw:style-name="gr12" draw:text-style-name="P8" draw:layer="layout" svg:width="1.719cm" svg:height="1.719cm" svg:x="18.331cm" svg:y="1.186cm">
          <draw:image xlink:href="Pictures/100080B7000006B8000006B8A6C58DD312C4FC65.svg" xlink:type="simple" xlink:show="embed" xlink:actuate="onLoad">
            <text:p/>
          </draw:image>
          <draw:image xlink:href="Pictures/1000020100000041000000419F041A6C836DD346.png" xlink:type="simple" xlink:show="embed" xlink:actuate="onLoad"/>
        </draw:frame>
        <draw:frame draw:style-name="gr12" draw:text-style-name="P8" draw:layer="layout" svg:width="2.845cm" svg:height="2.845cm" svg:x="1.381cm" svg:y="8.696cm">
          <draw:image xlink:href="Pictures/10000201000002000000020052D7319993975DDD.png" xlink:type="simple" xlink:show="embed" xlink:actuate="onLoad">
            <text:p/>
          </draw:image>
        </draw:frame>
        <draw:line draw:style-name="gr13" draw:text-style-name="P8" draw:layer="layout" svg:x1="4.048cm" svg:y1="9.128cm" svg:x2="6.842cm" svg:y2="6.588cm">
          <text:p/>
        </draw:line>
        <draw:line draw:style-name="gr13" draw:text-style-name="P8" draw:layer="layout" svg:x1="4.302cm" svg:y1="10.144cm" svg:x2="6.715cm" svg:y2="10.144cm">
          <text:p/>
        </draw:line>
        <draw:line draw:style-name="gr13" draw:text-style-name="P8" draw:layer="layout" svg:x1="4.302cm" svg:y1="10.779cm" svg:x2="6.715cm" svg:y2="12.176cm">
          <text:p/>
        </draw:line>
        <draw:line draw:style-name="gr13" draw:text-style-name="P8" draw:layer="layout" svg:x1="4.175cm" svg:y1="11.541cm" svg:x2="6.842cm" svg:y2="14.208cm">
          <text:p/>
        </draw:line>
        <draw:line draw:style-name="gr13" draw:text-style-name="P8" draw:layer="layout" svg:x1="3.794cm" svg:y1="12.049cm" svg:x2="6.969cm" svg:y2="16.24cm">
          <text:p/>
        </draw:line>
        <draw:connector draw:style-name="gr14" draw:text-style-name="P8" draw:layer="layout" draw:type="curve" svg:x1="8.942cm" svg:y1="5.669cm" svg:x2="14.97cm" svg:y2="9.318cm" draw:start-shape="id5" draw:start-glue-point="1" draw:end-shape="id6" draw:end-glue-point="3" svg:d="M8942 5669c4581 0 1567 3649 6028 3649" svg:viewBox="0 0 6029 3650">
          <text:p/>
        </draw:connector>
        <draw:custom-shape draw:style-name="gr15" draw:text-style-name="P5" xml:id="id6" draw:id="id6" draw:layer="layout" svg:width="0.127cm" svg:height="0.889cm" svg:x="14.97cm" svg:y="8.8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0.127cm" svg:height="0.889cm" svg:x="14.97cm" svg:y="11.033cm">
          <text:p/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8.942cm" svg:y1="10.241cm" svg:x2="14.97cm" svg:y2="9.318cm" draw:start-shape="id7" draw:start-glue-point="1" draw:end-shape="id6" draw:end-glue-point="3" svg:d="M8942 10241c4599 0 1585-923 6028-923" svg:viewBox="0 0 6029 924">
          <text:p/>
        </draw:connector>
        <draw:connector draw:style-name="gr14" draw:text-style-name="P8" draw:layer="layout" draw:type="curve" svg:x1="8.942cm" svg:y1="12.332cm" svg:x2="14.97cm" svg:y2="9.318cm" draw:start-shape="id8" draw:start-glue-point="1" draw:end-shape="id6" draw:end-glue-point="3" svg:d="M8942 12332c4599 0 1585-3014 6028-3014" svg:viewBox="0 0 6029 3015">
          <text:p/>
        </draw:connector>
        <draw:connector draw:style-name="gr14" draw:text-style-name="P8" draw:layer="layout" draw:type="curve" svg:x1="8.966cm" svg:y1="14.378cm" svg:x2="14.97cm" svg:y2="9.318cm" draw:start-shape="id9" draw:start-glue-point="1" draw:end-shape="id6" draw:end-glue-point="3" svg:d="M8966 14378c4581 0 1579-5060 6004-5060" svg:viewBox="0 0 6005 5061">
          <text:p/>
        </draw:connector>
        <draw:connector draw:style-name="gr14" draw:text-style-name="P8" draw:layer="layout" draw:type="curve" svg:x1="9.001cm" svg:y1="16.41cm" svg:x2="14.97cm" svg:y2="9.318cm" draw:start-shape="id10" draw:start-glue-point="1" draw:end-shape="id6" draw:end-glue-point="3" svg:d="M9001 16410c4555 0 1571-7092 5969-7092" svg:viewBox="0 0 5970 7093">
          <text:p/>
        </draw:connector>
        <draw:connector draw:style-name="gr16" draw:text-style-name="P8" draw:layer="layout" draw:type="curve" svg:x1="14.97cm" svg:y1="11.477cm" svg:x2="8.915cm" svg:y2="8.028cm" draw:start-shape="id11" draw:start-glue-point="3" draw:end-shape="id12" draw:end-glue-point="1" svg:d="M14970 11477c-4462 0-1435-3449-6055-3449" svg:viewBox="0 0 6056 3450">
          <text:p/>
        </draw:connector>
        <draw:connector draw:style-name="gr16" draw:text-style-name="P8" draw:layer="layout" draw:type="curve" svg:x1="14.991cm" svg:y1="11.406cm" svg:x2="8.942cm" svg:y2="10.241cm" draw:end-shape="id7" draw:end-glue-point="1" svg:d="M14991 11406c-4081 0-1057-1165-6049-1165" svg:viewBox="0 0 6050 1166">
          <text:p/>
        </draw:connector>
        <draw:connector draw:style-name="gr16" draw:text-style-name="P8" draw:layer="layout" draw:type="curve" svg:x1="14.991cm" svg:y1="11.406cm" svg:x2="8.966cm" svg:y2="14.378cm" draw:end-shape="id9" draw:end-glue-point="1" svg:d="M14991 11406c-4063 0-1051 2972-6025 2972" svg:viewBox="0 0 6026 2973">
          <text:p/>
        </draw:connector>
        <draw:line draw:style-name="gr13" draw:text-style-name="P8" draw:layer="layout" svg:x1="11.795cm" svg:y1="18.018cm" svg:x2="14.97cm" svg:y2="18.018cm">
          <text:p/>
        </draw:line>
        <draw:line draw:style-name="gr17" draw:text-style-name="P8" draw:layer="layout" svg:x1="11.822cm" svg:y1="19.533cm" svg:x2="14.997cm" svg:y2="19.533cm">
          <text:p/>
        </draw:line>
        <draw:frame draw:style-name="gr18" draw:text-style-name="P9" draw:layer="layout" svg:width="4.803cm" svg:height="1.445cm" svg:x="15.097cm" svg:y="17.678cm">
          <draw:text-box>
            <text:p>Set Placement/</text:p>
            <text:p>Texture</text:p>
          </draw:text-box>
        </draw:frame>
        <draw:frame draw:style-name="gr19" draw:text-style-name="P9" draw:layer="layout" svg:width="3.275cm" svg:height="0.848cm" svg:x="15.124cm" svg:y="19.152cm">
          <draw:text-box>
            <text:p>Get Value</text:p>
          </draw:text-box>
        </draw:frame>
        <draw:custom-shape draw:style-name="gr20" draw:text-style-name="P8" draw:layer="layout" svg:width="9.017cm" svg:height="2.871cm" svg:x="11.287cm" svg:y="17.1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3T12:50:53.629377026</meta:creation-date>
    <dc:date>2018-08-03T13:44:48.965704805</dc:date>
    <meta:editing-duration>PT2M19S</meta:editing-duration>
    <meta:editing-cycles>2</meta:editing-cycles>
    <meta:generator>LibreOffice/6.0.3.2$Linux_X86_64 LibreOffice_project/00m0$Build-2</meta:generator>
    <meta:document-statistic meta:object-count="41"/>
  </office:meta>
</office:document-meta>
</file>